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89in" fo:margin-left="-0.0819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639in"/>
    </style:style>
    <style:style style:name="Table1.1" style:family="table-row">
      <style:table-row-properties style:min-row-height="0.016in" style:keep-together="true" fo:keep-together="auto"/>
    </style:style>
    <style:style style:name="Table1.A1"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style:style>
    <style:style style:name="P7"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8" style:family="paragraph" style:parent-style-name="Standard">
      <style:paragraph-properties fo:margin-top="0in" fo:margin-bottom="0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top="0in" fo:margin-bottom="0in" fo:line-height="100%" style:text-autospace="none"/>
      <style:text-properties style:font-name="Times New Roman" fo:font-size="12pt" style:font-size-asian="12pt" style:font-size-complex="12pt"/>
    </style:style>
    <style:style style:name="P10" style:family="paragraph" style:parent-style-name="Standard">
      <style:paragraph-properties fo:margin-top="0in" fo:margin-bottom="0in" fo:line-height="100%" style:text-autospace="none"/>
      <style:text-properties style:font-name="Times New Roman" fo:font-size="12pt" fo:language="en" fo:country="PH" style:font-size-asian="12pt" style:font-name-complex="Calibri" style:font-size-complex="12pt"/>
    </style:style>
    <style:style style:name="P11" style:family="paragraph" style:parent-style-name="Standard">
      <style:paragraph-properties fo:margin-top="0in" fo:margin-bottom="0in" fo:line-height="100%" style:text-autospace="none"/>
      <style:text-properties style:font-name="Times New Roman" fo:font-size="16pt" fo:font-weight="bold" style:font-size-asian="16pt" style:font-weight-asian="bold" style:font-size-complex="16pt" style:font-weight-complex="bold"/>
    </style:style>
    <style:style style:name="P12" style:family="paragraph" style:parent-style-name="Standard">
      <style:paragraph-properties fo:margin-top="0in" fo:margin-bottom="0in" fo:line-height="100%" fo:text-align="center" style:justify-single-word="false" style:text-autospace="none"/>
      <style:text-properties style:font-name-complex="Calibri"/>
    </style:style>
    <style:style style:name="P13" style:family="paragraph" style:parent-style-name="Standard">
      <style:paragraph-properties fo:margin-top="0in" fo:margin-bottom="0in" fo:line-height="100%" style:text-autospace="none"/>
      <style:text-properties fo:color="#800000" style:font-name="Arial" fo:font-size="14pt" fo:font-weight="bold" style:font-size-asian="14pt" style:font-weight-asian="bold" style:font-name-complex="Arial" style:font-size-complex="14pt" style:font-weight-complex="bold"/>
    </style:style>
    <style:style style:name="P14" style:family="paragraph" style:parent-style-name="Standard">
      <style:paragraph-properties fo:margin-top="0in" fo:margin-bottom="0in"/>
      <style:text-properties fo:font-size="12pt" fo:language="en" fo:country="PH" style:font-size-asian="12pt" style:font-name-complex="Calibri" style:font-size-complex="12pt"/>
    </style:style>
    <style:style style:name="P15" style:family="paragraph" style:parent-style-name="Standard">
      <style:paragraph-properties fo:margin-top="0in" fo:margin-bottom="0in" fo:line-height="100%" style:text-autospace="none"/>
      <style:text-properties fo:font-size="12pt" fo:language="en" fo:country="PH" style:font-size-asian="12pt" style:font-name-complex="Calibri" style:font-size-complex="12pt"/>
    </style:style>
    <style:style style:name="P16" style:family="paragraph" style:parent-style-name="Standard">
      <style:paragraph-properties fo:margin-top="0in" fo:margin-bottom="0in" fo:line-height="100%" style:text-autospace="none"/>
      <style:text-properties fo:font-size="12pt" fo:language="en" fo:country="PH" style:font-size-asian="12pt" style:language-asian="zxx" style:country-asian="none" style:font-name-complex="Calibri" style:font-size-complex="12pt"/>
    </style:style>
    <style:style style:name="P17" style:family="paragraph" style:parent-style-name="Standard">
      <style:paragraph-properties fo:margin-top="0in" fo:margin-bottom="0in" fo:line-height="100%" fo:text-align="center" style:justify-single-word="false" fo:keep-with-next="always" style:text-autospace="none"/>
      <style:text-properties fo:font-size="12pt" fo:language="en" fo:country="PH" fo:font-weight="bold" style:font-size-asian="12pt" style:font-weight-asian="bold" style:font-name-complex="Calibri" style:font-size-complex="12pt"/>
    </style:style>
    <style:style style:name="P18" style:family="paragraph" style:parent-style-name="List_20_Paragraph">
      <style:paragraph-properties fo:margin-top="0in" fo:margin-bottom="0in"/>
    </style:style>
    <style:style style:name="P19" style:family="paragraph" style:parent-style-name="Standard">
      <style:paragraph-properties fo:margin-top="0in" fo:margin-bottom="0.3335in" fo:line-height="100%" fo:text-align="center" style:justify-single-word="false" style:text-autospace="none"/>
      <style:text-properties style:font-name-complex="Calibri"/>
    </style:style>
    <style:style style:name="P20" style:family="paragraph" style:parent-style-name="Standard">
      <style:paragraph-properties fo:margin-top="0in" fo:margin-bottom="0.3335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0417in" fo:margin-bottom="0.0417in" fo:line-height="100%" style:text-autospace="non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0417in" fo:margin-bottom="0.0417in" fo:line-height="100%" style:text-autospace="none" style:snap-to-layout-grid="false"/>
      <style:text-properties style:font-name="Times New Roman" fo:font-size="12pt" fo:font-weight="bold" style:font-size-asian="12pt" style:font-weight-asian="bold" style:font-size-complex="12pt" style:font-weight-complex="bold"/>
    </style:style>
    <style:style style:name="P23" style:family="paragraph" style:parent-style-name="Standard">
      <style:paragraph-properties fo:margin-top="0.0417in" fo:margin-bottom="0.0417in" fo:line-height="100%" style:text-autospace="none"/>
      <style:text-properties style:font-name="Times New Roman" fo:font-size="12pt" style:font-size-asian="12pt" style:font-size-complex="12pt"/>
    </style:style>
    <style:style style:name="P24" style:family="paragraph" style:parent-style-name="Standard">
      <style:paragraph-properties fo:margin-top="0.0417in" fo:margin-bottom="0.0417in" fo:line-height="100%" style:text-autospace="none" style:snap-to-layout-grid="false"/>
      <style:text-properties style:font-name="Times New Roman" fo:font-size="12pt" style:font-size-asian="12pt" style:font-size-complex="12pt"/>
    </style:style>
    <style:style style:name="P25" style:family="paragraph" style:parent-style-name="Standard">
      <style:paragraph-properties fo:margin-left="0.3in" fo:margin-right="0in" fo:margin-top="0in" fo:margin-bottom="0in" fo:line-height="100%" fo:text-indent="0in" style:auto-text-indent="false" style:text-autospace="none"/>
      <style:text-properties style:font-name="Times New Roman" fo:font-size="12pt" style:font-size-asian="12pt" style:font-size-complex="12pt"/>
    </style:style>
    <style:style style:name="P26" style:family="paragraph" style:parent-style-name="Standard">
      <style:paragraph-properties fo:margin-top="0in" fo:margin-bottom="0.1252in" fo:line-height="100%" style:text-autospace="none"/>
      <style:text-properties style:font-name="Arial" fo:font-size="12pt" fo:font-weight="bold" style:font-size-asian="12pt" style:font-weight-asian="bold" style:font-name-complex="Arial" style:font-size-complex="12pt" style:font-weight-complex="bold"/>
    </style:style>
    <style:style style:name="P27" style:family="paragraph" style:parent-style-name="Standard">
      <style:paragraph-properties fo:margin-top="0in" fo:margin-bottom="0.0835in" fo:line-height="100%" style:text-autospace="none"/>
      <style:text-properties style:font-name="Times New Roman" fo:font-size="12pt" style:font-size-asian="12pt" style:font-size-complex="12pt"/>
    </style:style>
    <style:style style:name="P28" style:family="paragraph" style:parent-style-name="Standard">
      <style:paragraph-properties fo:margin-left="0.6in" fo:margin-right="0in" fo:margin-top="0in" fo:margin-bottom="0in" fo:line-height="100%" fo:text-indent="0in" style:auto-text-indent="false" style:text-autospace="none"/>
      <style:text-properties style:font-name="Times New Roman" fo:font-size="12pt" style:font-size-asian="12pt" style:font-size-complex="12pt"/>
    </style:style>
    <style:style style:name="P29" style:family="paragraph" style:parent-style-name="Standard">
      <style:text-properties fo:font-weight="bold" style:font-weight-asian="bold" style:font-weight-complex="bold"/>
    </style:style>
    <style:style style:name="P30" style:family="paragraph" style:parent-style-name="Standard" style:master-page-name="Standard">
      <style:paragraph-properties fo:margin-top="0in" fo:margin-bottom="0.3335in" fo:line-height="100%" fo:text-align="center" style:justify-single-word="false" style:page-number="auto" style:text-autospace="none"/>
      <style:text-properties style:font-name-complex="Calibri"/>
    </style:style>
    <style:style style:name="P31" style:family="paragraph" style:parent-style-name="Standard" style:list-style-name="L1">
      <style:paragraph-properties fo:margin-top="0in" fo:margin-bottom="0.1665in" fo:line-height="100%" style:text-autospace="none"/>
      <style:text-properties style:font-name="Times New Roman" fo:font-size="12pt" style:font-size-asian="12pt" style:font-size-complex="12pt"/>
    </style:style>
    <style:style style:name="P32" style:family="paragraph" style:parent-style-name="Standard" style:list-style-name="L1">
      <style:paragraph-properties fo:margin-top="0in" fo:margin-bottom="0.0835in" fo:line-height="100%" style:text-autospace="none"/>
      <style:text-properties style:font-name="Times New Roman" fo:font-size="12pt" style:font-size-asian="12pt" style:font-size-complex="12pt"/>
    </style:style>
    <style:style style:name="P33" style:family="paragraph" style:parent-style-name="Standard">
      <style:paragraph-properties fo:margin-top="0.0417in" fo:margin-bottom="0.0417in" fo:line-height="100%" style:text-autospace="none" style:snap-to-layout-grid="false"/>
      <style:text-properties style:font-name="Times New Roman" fo:font-size="12pt" style:font-size-asian="12pt" style:font-size-complex="12pt"/>
    </style:style>
    <style:style style:name="P34" style:family="paragraph" style:parent-style-name="List_20_Paragraph" style:list-style-name="WW8Num5">
      <style:paragraph-properties fo:margin-top="0in" fo:margin-bottom="0in"/>
    </style:style>
    <style:style style:name="P35" style:family="paragraph" style:parent-style-name="List_20_Paragraph" style:list-style-name="WW8Num5">
      <style:paragraph-properties fo:margin-top="0in" fo:margin-bottom="0in"/>
      <style:text-properties style:font-name="Verdana" fo:font-size="10pt" fo:language="en" fo:country="PH" style:font-name-asian="Times New Roman" style:font-size-asian="10pt" style:language-asian="en" style:country-asian="PH" style:font-size-complex="10pt"/>
    </style:style>
    <style:style style:name="P36" style:family="paragraph" style:parent-style-name="List_20_Paragraph" style:list-style-name="WW8Num7">
      <style:paragraph-properties fo:margin-top="0in" fo:margin-bottom="0in"/>
    </style:style>
    <style:style style:name="P37" style:family="paragraph" style:parent-style-name="List_20_Paragraph" style:list-style-name="WW8Num4">
      <style:paragraph-properties fo:margin-top="0in" fo:margin-bottom="0in"/>
    </style:style>
    <style:style style:name="P38" style:family="paragraph" style:parent-style-name="List_20_Paragraph" style:list-style-name="WW8Num4">
      <style:paragraph-properties fo:margin-top="0in" fo:margin-bottom="0in" fo:line-height="100%" style:text-autospace="none"/>
    </style:style>
    <style:style style:name="P39" style:family="paragraph" style:parent-style-name="List_20_Paragraph" style:list-style-name="WW8Num4">
      <style:paragraph-properties fo:margin-top="0in" fo:margin-bottom="0in" fo:line-height="100%" style:text-autospace="none"/>
      <style:text-properties fo:font-size="12pt" fo:language="en" fo:country="PH" style:font-size-asian="12pt" style:font-name-complex="Calibri" style:font-size-complex="12pt"/>
    </style:style>
    <style:style style:name="P40" style:family="paragraph">
      <style:paragraph-properties fo:text-align="center"/>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Verdana" fo:font-size="10pt" fo:language="en" fo:country="PH" style:font-name-asian="Times New Roman" style:font-size-asian="10pt" style:language-asian="en" style:country-asian="PH" style:font-size-complex="10pt"/>
    </style:style>
    <style:style style:name="T6" style:family="text">
      <style:text-properties fo:font-size="12pt" fo:language="en" fo:country="PH" style:font-size-asian="12pt" style:font-name-complex="Calibri" style:font-size-complex="12pt"/>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9"/>
      <text:p text:style-name="P19"/>
      <text:p text:style-name="P19"/>
      <text:p text:style-name="P19"/>
      <text:p text:style-name="P20">PROJECT PLAN</text:p>
      <text:p text:style-name="P8">&lt; Quality/Minsyst &gt;</text:p>
      <text:p text:style-name="P8">&lt; INSERT PROJECT NAME &gt;</text:p>
      <text:p text:style-name="P8">Document Revision #:2</text:p>
      <text:p text:style-name="P8">Date of Issue: 2/16/11</text:p>
      <text:p text:style-name="P8">Project Manager:</text:p>
      <text:p text:style-name="P8">John Peterson Rey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Document Change Control</text:p>
      <text:p text:style-name="P9">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Revision Number</text:p>
          </table:table-cell>
          <table:table-cell table:style-name="Table1.A1" office:value-type="string">
            <text:p text:style-name="P22">Date of Issue</text:p>
          </table:table-cell>
          <table:table-cell table:style-name="Table1.A1" office:value-type="string">
            <text:p text:style-name="P22">Author(s)</text:p>
          </table:table-cell>
          <table:table-cell table:style-name="Table1.D1" office:value-type="string">
            <text:p text:style-name="P22">Brief Description of Change</text:p>
          </table:table-cell>
        </table:table-row>
        <table:table-row table:style-name="Table1.1">
          <table:table-cell table:style-name="Table1.A1" office:value-type="string">
            <text:p text:style-name="P22">2</text:p>
            <text:p text:style-name="P21"/>
            <text:p text:style-name="P21">3</text:p>
          </table:table-cell>
          <table:table-cell table:style-name="Table1.A1" office:value-type="string">
            <text:p text:style-name="P24">02/23/11</text:p>
            <text:p text:style-name="P24"/>
            <text:p text:style-name="P24">02/23/11</text:p>
          </table:table-cell>
          <table:table-cell table:style-name="Table1.A1" office:value-type="string">
            <text:p text:style-name="P24">Lemuele Andrew Serrano </text:p>
            <text:p text:style-name="P23">John Peterson Reyes <text:s text:c="3"/></text:p>
            <text:p text:style-name="P23">Mark Mancenido</text:p>
            <text:p text:style-name="P23">Nathan Castrence</text:p>
          </table:table-cell>
          <table:table-cell table:style-name="Table1.D1" office:value-type="string">
            <text:p text:style-name="P24">Document change control </text:p>
            <text:p text:style-name="P24"/>
            <text:p text:style-name="P24">Scope, Purpose, Objectives</text:p>
          </table:table-cell>
        </table:table-row>
      </table:table>
      <text:p text:style-name="P12"/>
      <text:p text:style-name="P12"/>
      <text:p text:style-name="P13">Project Overview</text:p>
      <text:p text:style-name="P25">This section of the IM/IT Project Management Plan provides an overview of the purpose, scope and objectives of the project for which the Plan has been written, the project assumptions and constraints, a list of project deliverable, a summary of the project schedule and budget, and the plan for evolving the IM/IT Project Management Plan.</text:p>
      <text:p text:style-name="P26">Purpose, Scope, and Objectives</text:p>
      <text:p text:style-name="P29">Purpose</text:p>
      <text:p text:style-name="Standard"><text:tab/>Create a GUI-based application that will let a user manage and manipulate a server remotely. The server will based on Synology, to which the application to be created will be designed to work with. </text:p>
      <text:p text:style-name="P29">Objective</text:p>
      <text:p text:style-name="Standard"><text:tab/>To design a web-based application that will allow an authorized user to manage the Synology-based server. The application must be user-friendly but secured at the same time. <text:s/>The needs for additional installation for the client’s unit must be kept to a minimum, such that the application can be accessed by any typical computer unit. Upon completion the application, together with the server, will be handled to Asia Pacific College as part of the group’s requirements. </text:p>
      <text:p text:style-name="P29">Scope</text:p>
      <text:p text:style-name="Standard">The growing needs for an additoinal and usable server has lead the APC to look for ways to obtain one. One of the model being eyed is the Synology server, which offers a single unit that can serve different types of servers, i.e. FTP, DNS, Proxy servers to name a few, simultaneously. <text:s/>Due to the product’s high cost, the school had decided to look for alternative ways to create a Synology-based server and an application to handle it; thus this project is born. <text:s/>This project is focused to design and develop an application that will allow authorized users to manipulate the server remotely. The project is expected to start as soon as the physical server is ready for use, and should be completed before the end of the 3<text:span text:style-name="T4">rd</text:span> term, A.Y. 2010-2011. </text:p>
      <text:p text:style-name="P27"/>
      <text:p text:style-name="P27"><text:soft-page-break/></text:p>
      <text:p text:style-name="P26">Assumptions, Constraints and Risks</text:p>
      <text:p text:style-name="P6">Assumptions</text:p>
      <text:p text:style-name="P6"><text:tab/></text:p>
      <text:list xml:id="list35719039" text:style-name="WW8Num5">
        <text:list-item>
          <text:p text:style-name="P34">Project staff resources will be available when and as they are needed.</text:p>
        </text:list-item>
        <text:list-item>
          <text:p text:style-name="P34">Required hardware resources will be available when and as they are needed.</text:p>
        </text:list-item>
        <text:list-item>
          <text:p text:style-name="P34">Access to industry experts and specialized skills will occur as needed.</text:p>
        </text:list-item>
        <text:list-item>
          <text:p text:style-name="P35">Four staff working at 25% dedicated time. </text:p>
        </text:list-item>
        <text:list-item>
          <text:p text:style-name="P35">Staff working hours at least 25 hours per week. </text:p>
        </text:list-item>
        <text:list-item>
          <text:p text:style-name="P35">Dedicated staff will remain in their current roles. </text:p>
        </text:list-item>
        <text:list-item>
          <text:p text:style-name="P34"><text:span text:style-name="T5">Dedicated staff will cross train one another</text:span><text:span text:style-name="T5">.</text:span></text:p>
        </text:list-item>
        <text:list-item>
          <text:p text:style-name="P35">Project scope will not be modified. </text:p>
        </text:list-item>
      </text:list>
      <text:p text:style-name="P18"/>
      <text:p text:style-name="P6">Constraints</text:p>
      <text:p text:style-name="P6"/>
      <text:list xml:id="list35714354" text:style-name="WW8Num7">
        <text:list-item>
          <text:p text:style-name="P36">Key staff resources will be available only on a part-time basis.</text:p>
        </text:list-item>
        <text:list-item>
          <text:p text:style-name="P36">Computer resources will be available on a limited basis.</text:p>
        </text:list-item>
        <text:list-item>
          <text:p text:style-name="P36">The project environment is new and the components have not yet been successfully integrated.</text:p>
        </text:list-item>
        <text:list-item>
          <text:p text:style-name="P36">The project depends upon the successful and timely completion of associated projects.</text:p>
        </text:list-item>
      </text:list>
      <text:p text:style-name="P6"/>
      <text:p text:style-name="P6">Risks</text:p>
      <text:p text:style-name="P6"/>
      <text:list xml:id="list35735014" text:style-name="WW8Num4">
        <text:list-item>
          <text:p text:style-name="P37">Key staff will not be available when needed.</text:p>
        </text:list-item>
        <text:list-item>
          <text:p text:style-name="P37">Key skill sets will not be available when needed.</text:p>
        </text:list-item>
        <text:list-item>
          <text:p text:style-name="P37">Key staff will be lost during the project.</text:p>
        </text:list-item>
        <text:list-item>
          <text:p text:style-name="P37">Access to the development environment will be restricted.</text:p>
        </text:list-item>
        <text:list-item>
          <text:p text:style-name="P37">Equipment will fail.</text:p>
        </text:list-item>
        <text:list-item>
          <text:p text:style-name="P37">A lack of clarity in the scope definition will result in numerous scope changes.</text:p>
        </text:list-item>
        <text:list-item>
          <text:p text:style-name="P37">A lack of clarity in the scope definition will result in conflict in the customer about the scope.</text:p>
        </text:list-item>
        <text:list-item>
          <text:p text:style-name="P37">Scope changes will be introduced without the knowledge of project management.</text:p>
        </text:list-item>
        <text:list-item>
          <text:p text:style-name="P37">A hurried estimate or one that has not been validated will result in a project plan that will not be met.</text:p>
        </text:list-item>
        <text:list-item>
          <text:p text:style-name="P38"><text:span text:style-name="T6">The technology will have technical or performance limitations that endanger the</text:span><text:span text:style-name="T6"> project.</text:span></text:p>
        </text:list-item>
        <text:list-item>
          <text:p text:style-name="P39">The technology is unproved and will fail to meet customer and project requirements.</text:p>
        </text:list-item>
        <text:list-item>
          <text:p text:style-name="P39">Management will deem this project to have a lower priority for resources and attention.</text:p>
        </text:list-item>
      </text:list>
      <text:p text:style-name="P10"/>
      <text:p text:style-name="P27"/>
      <text:p text:style-name="P26">Project Deliverables</text:p>
      <text:p text:style-name="P27"/>
      <text:p text:style-name="P27"/>
      <text:p text:style-name="P26">Schedule and Budget Summary</text:p>
      <text:p text:style-name="P27"/>
      <text:p text:style-name="P27"/>
      <text:p text:style-name="P26"><text:soft-page-break/>Evolution of the Plan</text:p>
      <text:list xml:id="list35729057" text:style-name="L1">
        <text:list-item>
          <text:p text:style-name="P31">Identify the compliance of this Plan to any standards.</text:p>
        </text:list-item>
      </text:list>
      <text:p text:style-name="P28">The structure of this Project Plan is in compliance with the recommendations of IEEE Std 1058‑1998.</text:p>
      <text:list xml:id="list36126640" text:continue-numbering="true" text:style-name="L1">
        <text:list-item>
          <text:p text:style-name="P32">Specify the plans for producing both scheduled and unscheduled updates to this Plan.</text:p>
        </text:list-item>
        <text:list-item>
          <text:p text:style-name="P32">Specify how the updates to this Plan shall be disseminated.</text:p>
        </text:list-item>
        <text:list-item>
          <text:p text:style-name="P32">Specify how the initial version of this Plan shall be placed under configuration management.</text:p>
        </text:list-item>
        <text:list-item>
          <text:p text:style-name="P31">Specify how changes to this Plan shall be controlled after its issue.</text:p>
        </text:list-item>
      </text:list>
      <text:p text:style-name="P26">References</text:p>
      <text:list xml:id="list36121326" text:continue-numbering="true" text:style-name="L1">
        <text:list-item>
          <text:p text:style-name="P32">Provide a complete list of all documents and other sources of information referenced in this Plan.</text:p>
        </text:list-item>
        <text:list-item>
          <text:p text:style-name="P32">Identify each referenced document by title, report number, date, author and publishing organization.</text:p>
        </text:list-item>
        <text:list-item>
          <text:p text:style-name="P32">Identify other referenced sources of information, such as electronic files, using unique identifiers such as path/name, date and version number.</text:p>
        </text:list-item>
        <text:list-item>
          <text:p text:style-name="P31">Identify and justify any deviations from the referenced standards or policies.</text:p>
        </text:list-item>
      </text:list>
      <text:p text:style-name="P26">Definitions and Acronyms</text:p>
      <text:list xml:id="list36119430" text:continue-numbering="true" text:style-name="L1">
        <text:list-item>
          <text:p text:style-name="P32">Define, or provide references to documents or annexes containing the definition of all terms and acronyms required to properly understand this Plan.</text:p>
        </text:list-item>
      </text:list>
      <text:p text:style-name="P12"/>
      <text:p text:style-name="Standard"/>
      <text:p text:style-name="Standard"/>
      <text:p text:style-name="Standard"/>
      <text:p text:style-name="P14"/>
      <text:p text:style-name="P15"/>
      <text:p text:style-name="P15"/>
      <text:p text:style-name="P15">Project Deliverables</text:p>
      <text:p text:style-name="P15"/>
      <text:p text:style-name="Standard">Feb 15 – Purchase of Hardware</text:p>
      <text:p text:style-name="Standard">Feb 18 – Testing and installation of server / Planning of application software to be installed on server</text:p>
      <text:p text:style-name="Standard">Feb 22 &amp; 25 – Developing of Disk Station Manager(FTP Server)</text:p>
      <text:p text:style-name="Standard">March 1 &amp; 4 – Developing of Disk Station Manager(DNS/WEB Server)</text:p>
      <text:p text:style-name="Standard">March 8 &amp; 11 - Developing of Disk Station Manager(Back-up Server)</text:p>
      <text:p text:style-name="Standard">March 15 &amp; 18 - Developing of Disk Station Manager(Printer Server)</text:p>
      <text:p text:style-name="Standard">March 23 &amp; 25 – Testing of All Developed Software</text:p>
      <text:p text:style-name="Standard"/>
      <text:p text:style-name="Standard">Schedule Summary</text:p>
      <text:p text:style-name="P15">WBS</text:p>
      <text:p text:style-name="P15"/>
      <text:p text:style-name="P15">NETWORK ATTACHED STORAGE / SYNOLOGY BASED</text:p>
      <text:p text:style-name="P16"><draw:connector text:anchor-type="char" draw:z-index="0" draw:style-name="gr1" draw:text-style-name="P40" svg:x1="0.0209in" svg:y1="0.1055in" svg:x2="3.5319in" svg:y2="0.0945in" svg:d="m30 152h2528v-16h2528"><text:p/></draw:connector><draw:connector text:anchor-type="char" draw:z-index="1" draw:style-name="gr1" draw:text-style-name="P40" svg:x1="0.25in" svg:y1="0.1047in" svg:x2="0.2516in" svg:y2="0.5327in" svg:d="m360 151v308h2v308"><text:p/></draw:connector><draw:connector text:anchor-type="char" draw:z-index="2" draw:style-name="gr1" draw:text-style-name="P40" svg:x1="1.2602in" svg:y1="0.1047in" svg:x2="1.2618in" svg:y2="0.5327in" svg:d="m1815 151v308h2v308"><text:p/></draw:connector><draw:connector text:anchor-type="char" draw:z-index="3" draw:style-name="gr1" draw:text-style-name="P40" svg:x1="2.302in" svg:y1="0.0945in" svg:x2="2.3035in" svg:y2="0.522in" svg:d="m3315 136v308h2v308"><text:p/></draw:connector><draw:connector text:anchor-type="char" draw:z-index="4" draw:style-name="gr1" draw:text-style-name="P40" svg:x1="3.3126in" svg:y1="0.0945in" svg:x2="3.3138in" svg:y2="0.522in" svg:d="m4770 136v308h2v308"><text:p/></draw:connector><text:soft-page-break/></text:p>
      <text:p text:style-name="P15"/>
      <text:p text:style-name="P15"/>
      <text:p text:style-name="P15"><text:s text:c="4"/>FTP <text:s text:c="13"/>DNS/WEB <text:s text:c="12"/>BACK-UP<text:tab/> PRINTER</text:p>
      <text:p text:style-name="P15">SERVER<text:tab/>SERVER<text:tab/> <text:s text:c="2"/>SERVER<text:tab/> <text:s text:c="2"/>SERVER</text:p>
      <text:p text:style-name="P15"/>
      <text:p text:style-name="P15"/>
      <text:p text:style-name="P15"/>
      <text:p text:style-name="P15"/>
      <text:p text:style-name="P15"/>
      <text:p text:style-name="P1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style:style style:name="WW8NumSt1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23T16:00:59.01</dc:date>
    <meta:editing-duration>PT00H12M51S</meta:editing-duration>
    <meta:editing-cycles>7</meta:editing-cycles>
    <meta:generator>OpenOffice.org/3.2$Win32 OpenOffice.org_project/320m12$Build-9483</meta:generator>
    <meta:document-statistic meta:table-count="2" meta:image-count="0" meta:object-count="0" meta:page-count="5" meta:paragraph-count="99" meta:word-count="1046" meta:character-count="6366"/>
  </office:meta>
</office:document-meta>
</file>